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/>
    <style:font-face style:name="Mangal1" svg:font-family="Mangal"/>
    <style:font-face style:name="TeX Gyre Bonum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5ce4" officeooo:paragraph-rsid="001b5ce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Index">
      <style:paragraph-properties style:page-number="auto"/>
    </style:style>
    <style:style style:name="P4" style:family="paragraph" style:parent-style-name="Heading_20_1" style:master-page-name="First_20_Pag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h text:style-name="P4" text:outline-level="1">Introduction</text:h>
      <text:p text:style-name="P1">Msq scores</text:p>
      <text:p text:style-name="P1">Msq/L</text:p>
      <text:p text:style-name="P1">MF C 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 Book Basic" svg:font-family="'Gentium Book Basic'"/>
    <style:font-face style:name="Mangal1" svg:font-family="Mangal"/>
    <style:font-face style:name="TeX Gyre Bonum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Book Basic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Book Basic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ntium Book Basic" fo:font-family="'Gentium Book Basic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Book Basic" fo:font-family="'Gentium Book Basic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ook Basic" fo:font-family="'Gentium Book Basic'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margin-top="5.001cm" fo:margin-bottom="0.21cm" style:contextual-spacing="false" style:page-number="auto"/>
      <style:text-properties style:font-name="TeX Gyre Bonum" fo:font-family="'TeX Gyre Bonum'" style:font-style-name="Grassetto" style:font-family-generic="modern" style:font-pitch="variable"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13:01:57.450000000</meta:creation-date>
    <dc:date>2014-02-02T23:06:44.596000000</dc:date>
    <meta:editing-duration>PT10H20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3" meta:paragraph-count="4" meta:word-count="7" meta:character-count="35" meta:non-whitespace-character-count="32"/>
  </office:meta>
</office:document-meta>
</file>